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60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1">
          <table:table-cell office:value-type="string" calcext:value-type="string">
            <text:p>addressing modes</text:p>
          </table:table-cell>
          <table:table-cell office:value-type="string" calcext:value-type="string">
            <text:p>پتہ نشر کرنے کے انداز</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3.65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4.7823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evice</text:p>
          </table:table-cell>
          <table:table-cell table:style-name="ce157" office:value-type="string" calcext:value-type="string">
            <text:p>آلہ ؟</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 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text:span text:style-name="T11">بلا واسطہ</text:span>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truction set</text:p>
          </table:table-cell>
          <table:table-cell office:value-type="string" calcext:value-type="string">
            <text:p>ہدایات کا سلسلہ</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nemonic</text:p>
          </table:table-cell>
          <table:table-cell office:value-type="string" calcext:value-type="string">
            <text:p>ہدایت؟؟</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1">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ammed</text:p>
          </table:table-cell>
          <table:table-cell office:value-type="string" calcext:value-type="string">
            <text:p>برنامہ شدہ ؟؟</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 ، معمولہ</text:p>
          </table:table-cell>
          <table:table-cell table:number-columns-repeated="1022"/>
        </table:table-row>
        <table:table-row table:style-name="ro1">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us</text:p>
          </table:table-cell>
          <table:table-cell office:value-type="string" calcext:value-type="string">
            <text:p>کیفیت، حیثی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875">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4T17:22:27.626009875</dc:date>
    <meta:editing-duration>P117DT15H32M9S</meta:editing-duration>
    <meta:editing-cycles>5071</meta:editing-cycles>
    <meta:generator>LibreOffice/7.3.7.2$Linux_X86_64 LibreOffice_project/30$Build-2</meta:generator>
    <meta:document-statistic meta:table-count="9" meta:cell-count="77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